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quote-cjk-patch" svg:font-family="quote-cjk-patch, Inter, system-ui, apple-system, system-ui, 'Segoe UI', Roboto, Oxygen, Ubuntu, Cantarell, 'Open Sans', 'Helvetica Neue', sans-serif"/>
  </office:font-face-decls>
  <office:automatic-styles>
    <style:style style:name="P1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</style:style>
    <style:style style:name="P2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383a42" loext:opacity="100%" style:font-name="Menlo" fo:font-size="9.75pt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8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5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6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7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9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0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1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2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3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4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5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6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27" style:family="paragraph" style:parent-style-name="Text_20_body">
      <style:paragraph-properties fo:margin-left="0cm" fo:margin-right="0cm" fo:margin-top="0.423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3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4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5" style:family="text">
      <style:text-properties fo:font-variant="normal" fo:text-transform="none" fo:color="#0f1115" loext:opacity="100%" fo:letter-spacing="normal"/>
    </style:style>
    <style:style style:name="T6" style:family="text">
      <style:text-properties fo:color="#a626a4" loext:opacity="100%"/>
    </style:style>
    <style:style style:name="T7" style:family="text">
      <style:text-properties fo:color="#b76b01" loext:opacity="100%"/>
    </style:style>
    <style:style style:name="T8" style:family="text">
      <style:text-properties fo:color="#383a42" loext:opacity="100%"/>
    </style:style>
    <style:style style:name="T9" style:family="text">
      <style:text-properties fo:color="#383a42" loext:opacity="100%" style:font-name="Menlo" fo:font-size="9.75pt" fo:font-style="normal" fo:font-weight="normal"/>
    </style:style>
    <style:style style:name="T10" style:family="text">
      <style:text-properties fo:color="#a0a1a7" loext:opacity="100%" style:font-name="Menlo" fo:font-size="9.75pt" fo:font-style="italic" fo:font-weight="normal"/>
    </style:style>
    <style:style style:name="T11" style:family="text">
      <style:text-properties style:font-name="Menlo" fo:font-size="9.75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5">🍸 </text:span><text:span text:style-name="Strong_20_Emphasis"><text:span text:style-name="T1">Rôles du Barman (Idées)</text:span></text:span></text:h>
      <text:h text:style-name="P2" text:outline-level="3"><text:span text:style-name="T2">1. </text:span><text:span text:style-name="Strong_20_Emphasis"><text:span text:style-name="T2">Animateur de jeux au bar</text:span></text:span></text:h>
      <text:list text:style-name="L1">
        <text:list-item>
          <text:p text:style-name="P9">Lance des mini-jeux pour les gens au bar (qui-parle, devinettes, blind-test)</text:p>
        </text:list-item>
        <text:list-item>
          <text:p text:style-name="P9">Distribue des défis "boisson" amusants</text:p>
        </text:list-item>
        <text:list-item>
          <text:p text:style-name="P9">Anime des quizz sur les cocktails</text:p>
        </text:list-item>
      </text:list>
      <text:h text:style-name="P2" text:outline-level="3"><text:span text:style-name="T2">2. </text:span><text:span text:style-name="Strong_20_Emphasis"><text:span text:style-name="T2">Conseiller en cocktails</text:span></text:span></text:h>
      <text:list text:style-name="L2">
        <text:list-item>
          <text:p text:style-name="P10">Recommande des cocktails selon l'humeur/la métaphore ("Besoin d'un remontant ?")</text:p>
        </text:list-item>
        <text:list-item>
          <text:p text:style-name="P10">Explique comment réaliser un cocktail simple chez soi</text:p>
        </text:list-item>
        <text:list-item>
          <text:p text:style-name="P10">Partage des anecdotes sur les spiritueux</text:p>
        </text:list-item>
      </text:list>
      <text:h text:style-name="P2" text:outline-level="3"><text:span text:style-name="T2">3. </text:span><text:span text:style-name="Strong_20_Emphasis"><text:span text:style-name="T2">Médiateur social</text:span></text:span></text:h>
      <text:list text:style-name="L3">
        <text:list-item>
          <text:p text:style-name="P11">Aide à briser la glace entre inconnus</text:p>
        </text:list-item>
        <text:list-item>
          <text:p text:style-name="P11">Pose des questions de conversation</text:p>
        </text:list-item>
        <text:list-item>
          <text:p text:style-name="P11">Recadre les discussions si besoin</text:p>
        </text:list-item>
      </text:list>
      <text:h text:style-name="P2" text:outline-level="3"><text:span text:style-name="T2">4. </text:span><text:span text:style-name="Strong_20_Emphasis"><text:span text:style-name="T2">Contenu exclusif</text:span></text:span></text:h>
      <text:list text:style-name="L4">
        <text:list-item>
          <text:p text:style-name="P12">Mini-conférences sur un thème (5 minutes max)</text:p>
        </text:list-item>
        <text:list-item>
          <text:p text:style-name="P12">Lectures de poèmes ou citations</text:p>
        </text:list-item>
        <text:list-item>
          <text:p text:style-name="P12">Sessions de respiration/détente guidée</text:p>
        </text:list-item>
      </text:list>
      <text:h text:style-name="P2" text:outline-level="3"><text:span text:style-name="T2">5. </text:span><text:span text:style-name="Strong_20_Emphasis"><text:span text:style-name="T2">Système de récompenses</text:span></text:span></text:h>
      <text:list text:style-name="L5">
        <text:list-item>
          <text:p text:style-name="P13">Donne des "verres virtuels" pour participation</text:p>
        </text:list-item>
        <text:list-item>
          <text:p text:style-name="P13">Décore les profils avec des badges (ex: "Bon vivant", "Conversationnel")</text:p>
        </text:list-item>
        <text:list-item>
          <text:p text:style-name="P13">Offre des cocktails spéciaux visuels</text:p>
        </text:list-item>
      </text:list>
      <text:h text:style-name="P1" text:outline-level="2"><text:span text:style-name="T5">🎯 </text:span><text:span text:style-name="Strong_20_Emphasis"><text:span text:style-name="T1">Fonctionnalités globales à ajouter</text:span></text:span></text:h>
      <text:h text:style-name="P2" text:outline-level="3"><text:span text:style-name="Strong_20_Emphasis"><text:span text:style-name="T2">1. Système visuel d'humeur/ambiance</text:span></text:span></text:h>
      <text:p text:style-name="P8">dart</text:p>
      <text:p text:style-name="P3"><text:soft-page-break/>// Chaque utilisateur choisit une "humeur du moment"</text:p>
      <text:p text:style-name="P4"><text:span text:style-name="T6">enum</text:span> <text:span text:style-name="T7">Mood</text:span> <text:span text:style-name="T8">{</text:span></text:p>
      <text:p text:style-name="P6"><text:s text:c="2"/><text:span text:style-name="T11">chill</text:span><text:span text:style-name="T9">,</text:span><text:span text:style-name="T11"> <text:s text:c="9"/></text:span><text:span text:style-name="T10">// 🍃</text:span></text:p>
      <text:p text:style-name="P6"><text:s text:c="2"/><text:span text:style-name="T11">talkative</text:span><text:span text:style-name="T9">,</text:span><text:span text:style-name="T11"> <text:s text:c="5"/></text:span><text:span text:style-name="T10">// 💬 <text:s/></text:span></text:p>
      <text:p text:style-name="P6"><text:s text:c="2"/><text:span text:style-name="T11">curious</text:span><text:span text:style-name="T9">,</text:span><text:span text:style-name="T11"> <text:s text:c="7"/></text:span><text:span text:style-name="T10">// 🔍</text:span></text:p>
      <text:p text:style-name="P6"><text:s text:c="2"/><text:span text:style-name="T11">playful</text:span><text:span text:style-name="T9">,</text:span><text:span text:style-name="T11"> <text:s text:c="7"/></text:span><text:span text:style-name="T10">// 🎮</text:span></text:p>
      <text:p text:style-name="P6"><text:s text:c="2"/><text:span text:style-name="T11">listening</text:span><text:span text:style-name="T9">,</text:span><text:span text:style-name="T11"> <text:s text:c="5"/></text:span><text:span text:style-name="T10">// 👂</text:span></text:p>
      <text:p text:style-name="P5">}</text:p>
      <text:p text:style-name="P7"/>
      <text:p text:style-name="P3">// Visible près de l'avatar par une petite icône</text:p>
      <text:h text:style-name="P2" text:outline-level="3"><text:span text:style-name="Strong_20_Emphasis"><text:span text:style-name="T2">2. Verres interactifs</text:span></text:span></text:h>
      <text:list text:style-name="L6">
        <text:list-item>
          <text:p text:style-name="P14">Choix de verre/boisson virtuelle (visuel seulement)</text:p>
        </text:list-item>
        <text:list-item>
          <text:p text:style-name="P14">Animation quand on "boit" (bulles, niveau qui descend)</text:p>
        </text:list-item>
        <text:list-item>
          <text:p text:style-name="P14">Verres qui changent selon le temps (cocktail du jour)</text:p>
        </text:list-item>
        <text:list-item>
          <text:p text:style-name="P14">Système de "tournée" virtuelle (un utilisateur offre un verre à la table)</text:p>
        </text:list-item>
      </text:list>
      <text:h text:style-name="P2" text:outline-level="3"><text:span text:style-name="Strong_20_Emphasis"><text:span text:style-name="T2">3. Ambiances sonores par bar</text:span></text:span></text:h>
      <text:list text:style-name="L7">
        <text:list-item>
          <text:p text:style-name="P15">Playlist Spotify intégrée différente par bar</text:p>
        </text:list-item>
        <text:list-item>
          <text:p text:style-name="P15">Volume ajustable individuellement</text:p>
        </text:list-item>
        <text:list-item>
          <text:p text:style-name="P15">Option de partage musical ("Écoutez ce que j'écoute")</text:p>
        </text:list-item>
      </text:list>
      <text:h text:style-name="P2" text:outline-level="3"><text:span text:style-name="Strong_20_Emphasis"><text:span text:style-name="T2">4. Mini-jeux de table intégrés</text:span></text:span></text:h>
      <text:list text:style-name="L8">
        <text:list-item>
          <text:p text:style-name="P19"><text:span text:style-name="Strong_20_Emphasis"><text:span text:style-name="T3">Never Have I Ever</text:span></text:span><text:span text:style-name="T4"> (version soft)</text:span></text:p>
        </text:list-item>
        <text:list-item>
          <text:p text:style-name="P19"><text:span text:style-name="Strong_20_Emphasis"><text:span text:style-name="T3">Devinettes</text:span></text:span><text:span text:style-name="T4"> (le barman peut en lancer)</text:span></text:p>
        </text:list-item>
        <text:list-item>
          <text:p text:style-name="P19"><text:span text:style-name="Strong_20_Emphasis"><text:span text:style-name="T3">Pictionary rapide</text:span></text:span><text:span text:style-name="T4"> (un doodle sur un thème)</text:span></text:p>
        </text:list-item>
        <text:list-item>
          <text:p text:style-name="P19"><text:span text:style-name="Strong_20_Emphasis"><text:span text:style-name="T3">"2 vérités et 1 mensonge"</text:span></text:span></text:p>
        </text:list-item>
      </text:list>
      <text:h text:style-name="P2" text:outline-level="3"><text:span text:style-name="Strong_20_Emphasis"><text:span text:style-name="T2">5. Système de discrétion</text:span></text:span></text:h>
      <text:list text:style-name="L9">
        <text:list-item>
          <text:p text:style-name="P16">Mode "je regarde seulement" (avatar moins visible)</text:p>
        </text:list-item>
        <text:list-item>
          <text:p text:style-name="P16">Option de quitter discrètement sans notification</text:p>
        </text:list-item>
        <text:list-item>
          <text:p text:style-name="P16">Choix de table "silencieuse" (pour ceux qui veulent juste une présence)</text:p>
        </text:list-item>
      </text:list>
      <text:h text:style-name="P2" text:outline-level="3"><text:span text:style-name="Strong_20_Emphasis"><text:span text:style-name="T2">6. Événements spéciaux</text:span></text:span></text:h>
      <text:list text:style-name="L10">
        <text:list-item>
          <text:p text:style-name="P20"><text:span text:style-name="Strong_20_Emphasis"><text:span text:style-name="T3">Soirée à thème</text:span></text:span><text:span text:style-name="T4"> (années 80, beach party, etc.)</text:span></text:p>
        </text:list-item>
        <text:list-item>
          <text:p text:style-name="P20"><text:span text:style-name="Strong_20_Emphasis"><text:span text:style-name="T3">Guest spécial</text:span></text:span><text:span text:style-name="T4"> (un barman invité célèbre ?)</text:span></text:p>
        </text:list-item>
        <text:list-item>
          <text:p text:style-name="P20"><text:soft-page-break/><text:span text:style-name="Strong_20_Emphasis"><text:span text:style-name="T3">Speed-drinking</text:span></text:span><text:span text:style-name="T4"> (changer de table toutes les 15 minutes)</text:span></text:p>
        </text:list-item>
        <text:list-item>
          <text:p text:style-name="P20"><text:span text:style-name="Strong_20_Emphasis"><text:span text:style-name="T3">Concours de costumes virtuels</text:span></text:span></text:p>
        </text:list-item>
      </text:list>
      <text:h text:style-name="P2" text:outline-level="3"><text:span text:style-name="Strong_20_Emphasis"><text:span text:style-name="T2">7. Personnalisation visuelle légère</text:span></text:span></text:h>
      <text:list text:style-name="L11">
        <text:list-item>
          <text:p text:style-name="P17">Choix d'avatar parmi une sélection d'icônes</text:p>
        </text:list-item>
        <text:list-item>
          <text:p text:style-name="P17">Couleur d'accent personnelle</text:p>
        </text:list-item>
        <text:list-item>
          <text:p text:style-name="P17">Accessoires temporaires (chapeau, lunettes de soleil)</text:p>
        </text:list-item>
        <text:list-item>
          <text:p text:style-name="P17">Arrière-plan de profil (simple dégradé)</text:p>
        </text:list-item>
      </text:list>
      <text:h text:style-name="P2" text:outline-level="3"><text:span text:style-name="Strong_20_Emphasis"><text:span text:style-name="T2">8. Interaction non-verbale</text:span></text:span></text:h>
      <text:list text:style-name="L12">
        <text:list-item>
          <text:p text:style-name="P21"><text:span text:style-name="Strong_20_Emphasis"><text:span text:style-name="T3">Réactions rapides</text:span></text:span><text:span text:style-name="T4"> (👍, 😂, 🍻, 🎉)</text:span></text:p>
        </text:list-item>
        <text:list-item>
          <text:p text:style-name="P21"><text:span text:style-name="Strong_20_Emphasis"><text:span text:style-name="T3">Gestes</text:span></text:span><text:span text:style-name="T4"> (lever son verre, applaudir)</text:span></text:p>
        </text:list-item>
        <text:list-item>
          <text:p text:style-name="P21"><text:span text:style-name="Strong_20_Emphasis"><text:span text:style-name="T3">Émoticônes contextuelles</text:span></text:span><text:span text:style-name="T4"> (uniquement via menu)</text:span></text:p>
        </text:list-item>
        <text:list-item>
          <text:p text:style-name="P21"><text:span text:style-name="Strong_20_Emphasis"><text:span text:style-name="T3">Sons d'ambiance</text:span></text:span><text:span text:style-name="T4"> (rire, applaudissements)</text:span></text:p>
        </text:list-item>
      </text:list>
      <text:h text:style-name="P2" text:outline-level="3"><text:span text:style-name="Strong_20_Emphasis"><text:span text:style-name="T2">9. Système de groupes/amis</text:span></text:span></text:h>
      <text:list text:style-name="L13">
        <text:list-item>
          <text:p text:style-name="P22"><text:span text:style-name="Strong_20_Emphasis"><text:span text:style-name="T3">Favoris</text:span></text:span><text:span text:style-name="T4"> (mettre des gens en favoris pour les retrouver)</text:span></text:p>
        </text:list-item>
        <text:list-item>
          <text:p text:style-name="P22"><text:span text:style-name="Strong_20_Emphasis"><text:span text:style-name="T3">Table privée</text:span></text:span><text:span text:style-name="T4"> (créer une table juste pour ses favoris)</text:span></text:p>
        </text:list-item>
        <text:list-item>
          <text:p text:style-name="P22"><text:span text:style-name="Strong_20_Emphasis"><text:span text:style-name="T3">Historique</text:span></text:span><text:span text:style-name="T4"> (voir avec qui on a bien discuté)</text:span></text:p>
        </text:list-item>
      </text:list>
      <text:h text:style-name="P2" text:outline-level="3"><text:span text:style-name="Strong_20_Emphasis"><text:span text:style-name="T2">10. Fonctionnalités sociales soft</text:span></text:span></text:h>
      <text:list text:style-name="L14">
        <text:list-item>
          <text:p text:style-name="P23"><text:span text:style-name="Strong_20_Emphasis"><text:span text:style-name="T3">Compliment</text:span></text:span><text:span text:style-name="T4"> (envoyer une fleur/un verre virtuel)</text:span></text:p>
        </text:list-item>
        <text:list-item>
          <text:p text:style-name="P23"><text:span text:style-name="Strong_20_Emphasis"><text:span text:style-name="T3">Merci</text:span></text:span><text:span text:style-name="T4"> (remercier quelqu'un pour la conversation)</text:span></text:p>
        </text:list-item>
        <text:list-item>
          <text:p text:style-name="P23"><text:span text:style-name="Strong_20_Emphasis"><text:span text:style-name="T3">On se recroise ?</text:span></text:span><text:span text:style-name="T4"> (proposer un autre moment)</text:span></text:p>
        </text:list-item>
      </text:list>
      <text:h text:style-name="P1" text:outline-level="2"><text:span text:style-name="T5">💡 </text:span><text:span text:style-name="Strong_20_Emphasis"><text:span text:style-name="T1">Idées spécifiques pour Drinkks</text:span></text:span></text:h>
      <text:h text:style-name="P2" text:outline-level="3"><text:span text:style-name="Strong_20_Emphasis"><text:span text:style-name="T2">"Le Verre qui Parle"</text:span></text:span></text:h>
      <text:p text:style-name="P18">Quand on rejoint une table, on choisit un verre qui représente son humeur :</text:p>
      <text:list text:style-name="L15">
        <text:list-item>
          <text:p text:style-name="P24"><text:span text:style-name="Strong_20_Emphasis"><text:span text:style-name="T3">Verre à martini</text:span></text:span><text:span text:style-name="T4"> → Je suis classe</text:span></text:p>
        </text:list-item>
        <text:list-item>
          <text:p text:style-name="P24"><text:span text:style-name="Strong_20_Emphasis"><text:span text:style-name="T3">Chope de bière</text:span></text:span><text:span text:style-name="T4"> → Je suis détendu</text:span></text:p>
        </text:list-item>
        <text:list-item>
          <text:p text:style-name="P24"><text:span text:style-name="Strong_20_Emphasis"><text:span text:style-name="T3">Verre à shot</text:span></text:span><text:span text:style-name="T4"> → Je suis énergique</text:span></text:p>
        </text:list-item>
        <text:list-item>
          <text:p text:style-name="P24"><text:span text:style-name="Strong_20_Emphasis"><text:span text:style-name="T3">Tasse de thé</text:span></text:span><text:span text:style-name="T4"> → Je suis calme</text:span></text:p>
        </text:list-item>
      </text:list>
      <text:h text:style-name="P2" text:outline-level="3"><text:soft-page-break/><text:span text:style-name="Strong_20_Emphasis"><text:span text:style-name="T2">"Tournée du Barman"</text:span></text:span></text:h>
      <text:p text:style-name="P18">Le barman peut lancer une "tournée" où il pose une question à tout le monde, chacun répond à son tour.</text:p>
      <text:h text:style-name="P2" text:outline-level="3"><text:span text:style-name="Strong_20_Emphasis"><text:span text:style-name="T2">"Mur des Conversations Mémorables"</text:span></text:span></text:h>
      <text:p text:style-name="P18">Chaque bar a un mur où on peut laisser une citation drôle/intéressante de la soirée (anonyme).</text:p>
      <text:h text:style-name="P2" text:outline-level="3"><text:span text:style-name="Strong_20_Emphasis"><text:span text:style-name="T2">"Ambassadeur de Table"</text:span></text:span></text:h>
      <text:p text:style-name="P18">Une personne par table peut être désignée pour accueillir les nouveaux.</text:p>
      <text:h text:style-name="P1" text:outline-level="2"><text:span text:style-name="T5">🚀 </text:span><text:span text:style-name="Strong_20_Emphasis"><text:span text:style-name="T1">MVP (Minimum Viable Product) recommandé</text:span></text:span></text:h>
      <text:list text:style-name="L16">
        <text:list-item>
          <text:p text:style-name="P25"><text:span text:style-name="Strong_20_Emphasis"><text:span text:style-name="T3">Connexion Google/Apple rapide</text:span></text:span></text:p>
        </text:list-item>
        <text:list-item>
          <text:p text:style-name="P25"><text:span text:style-name="Strong_20_Emphasis"><text:span text:style-name="T3">Choix d'avatar prédéfini + couleur</text:span></text:span></text:p>
        </text:list-item>
        <text:list-item>
          <text:p text:style-name="P25"><text:span text:style-name="Strong_20_Emphasis"><text:span text:style-name="T3">Verre visuel basique</text:span></text:span></text:p>
        </text:list-item>
        <text:list-item>
          <text:p text:style-name="P25"><text:span text:style-name="Strong_20_Emphasis"><text:span text:style-name="T3">Tables de 4 avec visio</text:span></text:span></text:p>
        </text:list-item>
        <text:list-item>
          <text:p text:style-name="P25"><text:span text:style-name="Strong_20_Emphasis"><text:span text:style-name="T3">Barman comme "hôte"</text:span></text:span><text:span text:style-name="T4"> (présent mais optionnel)</text:span></text:p>
        </text:list-item>
        <text:list-item>
          <text:p text:style-name="P25"><text:span text:style-name="Strong_20_Emphasis"><text:span text:style-name="T3">3 ambiances sonores max</text:span></text:span></text:p>
        </text:list-item>
        <text:list-item>
          <text:p text:style-name="P25"><text:span text:style-name="Strong_20_Emphasis"><text:span text:style-name="T3">Réactions basiques</text:span></text:span><text:span text:style-name="T4"> (👍, 🍻)</text:span></text:p>
        </text:list-item>
      </text:list>
      <text:p text:style-name="P26"><text:span text:style-name="T4">L'idée clé : </text:span><text:span text:style-name="Strong_20_Emphasis"><text:span text:style-name="T3">Tout doit être opt-in</text:span></text:span><text:span text:style-name="T4">. Les gens participent s'ils veulent, regardent s'ils préfèrent. Le barman est là pour faciliter, pas pour forcer.</text:span></text:p>
      <text:p text:style-name="P27"><text:span text:style-name="T4">Le génie de votre approche : </text:span><text:span text:style-name="Strong_20_Emphasis"><text:span text:style-name="T3">pas de profil à remplir, pas de pression sociale</text:span></text:span><text:span text:style-name="T4">. Juste des gens qui boivent un verre virtuellement. Le barman pourrait être ce qui fait la différence avec un simple "Google Meet avec des verres" !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quote-cjk-patch" svg:font-family="quote-cjk-patch, Inter, system-ui, apple-system, system-ui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16:01:18.785787086</meta:creation-date>
    <dc:date>2026-01-13T16:01:50.372027103</dc:date>
    <meta:editing-duration>PT32S</meta:editing-duration>
    <meta:editing-cycles>1</meta:editing-cycles>
    <meta:document-statistic meta:table-count="0" meta:image-count="0" meta:object-count="0" meta:page-count="4" meta:paragraph-count="97" meta:word-count="686" meta:character-count="4088" meta:non-whitespace-character-count="3512"/>
    <meta:generator>LibreOffice/24.2.5.2$MacOSX_X86_64 LibreOffice_project/bffef4ea93e59bebbeaf7f431bb02b1a39ee8a59</meta:generator>
  </office:meta>
</office:document-meta>
</file>